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B53F0000A5780000A5787D3E1292A330773D.svg" manifest:media-type="image/svg+xml"/>
  <manifest:file-entry manifest:full-path="Pictures/10000201000002C3000002C360A5BA6134BE6C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2.439cm, 4.172cm, 12.681cm, 32.9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457cm" svg:height="27.051cm" svg:x="1.133cm" svg:y="0cm">
          <draw:image xlink:href="Pictures/1000B53F0000A5780000A5787D3E1292A330773D.svg" xlink:type="simple" xlink:show="embed" xlink:actuate="onLoad" loext:mime-type="image/svg+xml">
            <text:p/>
          </draw:image>
          <draw:image xlink:href="Pictures/10000201000002C3000002C360A5BA6134BE6C22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3T16:41:00.308000000</meta:creation-date>
    <dc:date>2020-04-23T16:41:41.216000000</dc:date>
    <meta:editing-duration>PT41S</meta:editing-duration>
    <meta:editing-cycles>1</meta:editing-cycles>
    <meta:document-statistic meta:object-count="1"/>
    <meta:generator>LibreOffice/6.2.4.2$Windows_X86_64 LibreOffice_project/2412653d852ce75f65fbfa83fb7e7b669a126d64</meta:generator>
  </office:meta>
</office:document-meta>
</file>